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56872" calcext:value-type="float">
            <text:p>0,356872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4.998cm" svg:height="8.998cm" svg:x="0.022cm" svg:y="0.053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82376" calcext:value-type="float">
            <text:p>0,182376</text:p>
          </table:table-cell>
          <table:table-cell/>
          <table:table-cell table:formula="of:=[.C2]/[.C3]" office:value-type="float" office:value="1.95679256042462" calcext:value-type="float">
            <text:p>1,9567925604</text:p>
          </table:table-cell>
          <table:table-cell table:formula="of:=[.E3]/[.A3]" office:value-type="float" office:value="0.978396280212309" calcext:value-type="float">
            <text:p>0,9783962802</text:p>
          </table:table-cell>
          <table:table-cell table:formula="of:=(1/[.E3]-1/[.A3])/(1-1/[.A3])" office:value-type="float" office:value="0.022080746037795" calcext:value-type="float">
            <text:p>0,0220807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41832" calcext:value-type="float">
            <text:p>0,41832</text:p>
          </table:table-cell>
          <table:table-cell/>
          <table:table-cell table:formula="of:=[.C2]/[.C4]" office:value-type="float" office:value="0.853107668770319" calcext:value-type="float">
            <text:p>0,8531076688</text:p>
          </table:table-cell>
          <table:table-cell table:formula="of:=[.E4]/[.A4]" office:value-type="float" office:value="0.21327691719258" calcext:value-type="float">
            <text:p>0,2132769172</text:p>
          </table:table-cell>
          <table:table-cell table:formula="of:=(1/[.E4]-1/[.A4])/(1-1/[.A4])" office:value-type="float" office:value="1.22957998012359" calcext:value-type="float">
            <text:p>1,22957998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83306" calcext:value-type="float">
            <text:p>0,283306</text:p>
          </table:table-cell>
          <table:table-cell/>
          <table:table-cell table:formula="of:=[.C2]/[.C5]" office:value-type="float" office:value="1.2596697563765" calcext:value-type="float">
            <text:p>1,2596697564</text:p>
          </table:table-cell>
          <table:table-cell table:formula="of:=[.E5]/[.A5]" office:value-type="float" office:value="0.209944959396083" calcext:value-type="float">
            <text:p>0,2099449594</text:p>
          </table:table-cell>
          <table:table-cell table:formula="of:=(1/[.E5]-1/[.A5])/(1-1/[.A5])" office:value-type="float" office:value="0.75263063507364" calcext:value-type="float">
            <text:p>0,75263063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29216" calcext:value-type="float">
            <text:p>0,229216</text:p>
          </table:table-cell>
          <table:table-cell/>
          <table:table-cell table:formula="of:=[.C2]/[.C6]" office:value-type="float" office:value="1.55692447298618" calcext:value-type="float">
            <text:p>1,556924473</text:p>
          </table:table-cell>
          <table:table-cell table:formula="of:=[.E6]/[.A6]" office:value-type="float" office:value="0.194615559123272" calcext:value-type="float">
            <text:p>0,1946155591</text:p>
          </table:table-cell>
          <table:table-cell table:formula="of:=(1/[.E6]-1/[.A6])/(1-1/[.A6])" office:value-type="float" office:value="0.59119075907168" calcext:value-type="float">
            <text:p>0,59119075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81129" calcext:value-type="float">
            <text:p>0,181129</text:p>
          </table:table-cell>
          <table:table-cell/>
          <table:table-cell table:formula="of:=[.C2]/[.C7]" office:value-type="float" office:value="1.97026428677904" calcext:value-type="float">
            <text:p>1,9702642868</text:p>
          </table:table-cell>
          <table:table-cell table:formula="of:=[.E7]/[.A7]" office:value-type="float" office:value="0.197026428677904" calcext:value-type="float">
            <text:p>0,1970264287</text:p>
          </table:table-cell>
          <table:table-cell table:formula="of:=(1/[.E7]-1/[.A7])/(1-1/[.A7])" office:value-type="float" office:value="0.452829025532964" calcext:value-type="float">
            <text:p>0,452829025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60948" calcext:value-type="float">
            <text:p>0,160948</text:p>
          </table:table-cell>
          <table:table-cell/>
          <table:table-cell table:formula="of:=[.C2]/[.C8]" office:value-type="float" office:value="2.21731242388846" calcext:value-type="float">
            <text:p>2,2173124239</text:p>
          </table:table-cell>
          <table:table-cell table:formula="of:=[.E8]/[.A8]" office:value-type="float" office:value="0.184776035324038" calcext:value-type="float">
            <text:p>0,1847760353</text:p>
          </table:table-cell>
          <table:table-cell table:formula="of:=(1/[.E8]-1/[.A8])/(1-1/[.A8])" office:value-type="float" office:value="0.401087020760181" calcext:value-type="float">
            <text:p>0,401087020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.58818" calcext:value-type="float">
            <text:p>3,58818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857298" calcext:value-type="float">
            <text:p>1,857298</text:p>
          </table:table-cell>
          <table:table-cell/>
          <table:table-cell table:formula="of:=[.C10]/[.C11]" office:value-type="float" office:value="1.93193553215478" calcext:value-type="float">
            <text:p>1,9319355322</text:p>
          </table:table-cell>
          <table:table-cell table:formula="of:=[.E11]/[.A11]" office:value-type="float" office:value="0.965967766077388" calcext:value-type="float">
            <text:p>0,9659677661</text:p>
          </table:table-cell>
          <table:table-cell table:formula="of:=(1/[.E11]-1/[.A11])/(1-1/[.A11])" office:value-type="float" office:value="0.0352312314320911" calcext:value-type="float">
            <text:p>0,03523123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.229486" calcext:value-type="float">
            <text:p>4,229486</text:p>
          </table:table-cell>
          <table:table-cell/>
          <table:table-cell table:formula="of:=[.C10]/[.C12]" office:value-type="float" office:value="0.848372591846858" calcext:value-type="float">
            <text:p>0,8483725918</text:p>
          </table:table-cell>
          <table:table-cell table:formula="of:=[.E12]/[.A12]" office:value-type="float" office:value="0.212093147961715" calcext:value-type="float">
            <text:p>0,212093148</text:p>
          </table:table-cell>
          <table:table-cell table:formula="of:=(1/[.E12]-1/[.A12])/(1-1/[.A12])" office:value-type="float" office:value="1.23830316948053" calcext:value-type="float">
            <text:p>1,238303169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791192" calcext:value-type="float">
            <text:p>2,791192</text:p>
          </table:table-cell>
          <table:table-cell/>
          <table:table-cell table:formula="of:=[.C10]/[.C13]" office:value-type="float" office:value="1.28553678858352" calcext:value-type="float">
            <text:p>1,2855367886</text:p>
          </table:table-cell>
          <table:table-cell table:formula="of:=[.E13]/[.A13]" office:value-type="float" office:value="0.214256131430586" calcext:value-type="float">
            <text:p>0,2142561314</text:p>
          </table:table-cell>
          <table:table-cell table:formula="of:=(1/[.E13]-1/[.A13])/(1-1/[.A13])" office:value-type="float" office:value="0.733462200892932" calcext:value-type="float">
            <text:p>0,73346220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74875" calcext:value-type="float">
            <text:p>2,974875</text:p>
          </table:table-cell>
          <table:table-cell/>
          <table:table-cell table:formula="of:=[.C10]/[.C14]" office:value-type="float" office:value="1.20616160342872" calcext:value-type="float">
            <text:p>1,2061616034</text:p>
          </table:table-cell>
          <table:table-cell table:formula="of:=[.E14]/[.A14]" office:value-type="float" office:value="0.150770200428589" calcext:value-type="float">
            <text:p>0,1507702004</text:p>
          </table:table-cell>
          <table:table-cell table:formula="of:=(1/[.E14]-1/[.A14])/(1-1/[.A14])" office:value-type="float" office:value="0.804658629165761" calcext:value-type="float">
            <text:p>0,804658629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702037" calcext:value-type="float">
            <text:p>1,702037</text:p>
          </table:table-cell>
          <table:table-cell/>
          <table:table-cell table:formula="of:=[.C10]/[.C15]" office:value-type="float" office:value="2.10816803630003" calcext:value-type="float">
            <text:p>2,1081680363</text:p>
          </table:table-cell>
          <table:table-cell table:formula="of:=[.E15]/[.A15]" office:value-type="float" office:value="0.210816803630003" calcext:value-type="float">
            <text:p>0,2108168036</text:p>
          </table:table-cell>
          <table:table-cell table:formula="of:=(1/[.E15]-1/[.A15])/(1-1/[.A15])" office:value-type="float" office:value="0.415939433237897" calcext:value-type="float">
            <text:p>0,415939433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403049" calcext:value-type="float">
            <text:p>1,403049</text:p>
          </table:table-cell>
          <table:table-cell/>
          <table:table-cell table:formula="of:=[.C10]/[.C16]" office:value-type="float" office:value="2.55741602752292" calcext:value-type="float">
            <text:p>2,5574160275</text:p>
          </table:table-cell>
          <table:table-cell table:formula="of:=[.E16]/[.A16]" office:value-type="float" office:value="0.213118002293576" calcext:value-type="float">
            <text:p>0,2131180023</text:p>
          </table:table-cell>
          <table:table-cell table:formula="of:=(1/[.E16]-1/[.A16])/(1-1/[.A16])" office:value-type="float" office:value="0.335657834131155" calcext:value-type="float">
            <text:p>0,335657834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5.426599" calcext:value-type="float">
            <text:p>35,426599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8.485175" calcext:value-type="float">
            <text:p>18,485175</text:p>
          </table:table-cell>
          <table:table-cell/>
          <table:table-cell table:formula="of:=[.C18]/[.C19]" office:value-type="float" office:value="1.91648707680614" calcext:value-type="float">
            <text:p>1,9164870768</text:p>
          </table:table-cell>
          <table:table-cell table:formula="of:=[.E19]/[.A19]" office:value-type="float" office:value="0.958243538403072" calcext:value-type="float">
            <text:p>0,9582435384</text:p>
          </table:table-cell>
          <table:table-cell table:formula="of:=(1/[.E19]-1/[.A19])/(1-1/[.A19])" office:value-type="float" office:value="0.0435760429613918" calcext:value-type="float">
            <text:p>0,0435760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1.211794" calcext:value-type="float">
            <text:p>41,211794</text:p>
          </table:table-cell>
          <table:table-cell/>
          <table:table-cell table:formula="of:=[.C18]/[.C20]" office:value-type="float" office:value="0.859622830299501" calcext:value-type="float">
            <text:p>0,8596228303</text:p>
          </table:table-cell>
          <table:table-cell table:formula="of:=[.E20]/[.A20]" office:value-type="float" office:value="0.214905707574875" calcext:value-type="float">
            <text:p>0,2149057076</text:p>
          </table:table-cell>
          <table:table-cell table:formula="of:=(1/[.E20]-1/[.A20])/(1-1/[.A20])" office:value-type="float" office:value="1.21773451449103" calcext:value-type="float">
            <text:p>1,217734514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8.295609" calcext:value-type="float">
            <text:p>28,295609</text:p>
          </table:table-cell>
          <table:table-cell/>
          <table:table-cell table:formula="of:=[.C18]/[.C21]" office:value-type="float" office:value="1.25201754802309" calcext:value-type="float">
            <text:p>1,252017548</text:p>
          </table:table-cell>
          <table:table-cell table:formula="of:=[.E21]/[.A21]" office:value-type="float" office:value="0.208669591337181" calcext:value-type="float">
            <text:p>0,2086695913</text:p>
          </table:table-cell>
          <table:table-cell table:formula="of:=(1/[.E21]-1/[.A21])/(1-1/[.A21])" office:value-type="float" office:value="0.758453020003416" calcext:value-type="float">
            <text:p>0,758453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7.183809" calcext:value-type="float">
            <text:p>27,183809</text:p>
          </table:table-cell>
          <table:table-cell/>
          <table:table-cell table:formula="of:=[.C18]/[.C22]" office:value-type="float" office:value="1.3032242464623" calcext:value-type="float">
            <text:p>1,3032242465</text:p>
          </table:table-cell>
          <table:table-cell table:formula="of:=[.E22]/[.A22]" office:value-type="float" office:value="0.162903030807787" calcext:value-type="float">
            <text:p>0,1629030308</text:p>
          </table:table-cell>
          <table:table-cell table:formula="of:=(1/[.E22]-1/[.A22])/(1-1/[.A22])" office:value-type="float" office:value="0.73408874420682" calcext:value-type="float">
            <text:p>0,734088744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2.847275" calcext:value-type="float">
            <text:p>22,847275</text:p>
          </table:table-cell>
          <table:table-cell/>
          <table:table-cell table:formula="of:=[.C18]/[.C23]" office:value-type="float" office:value="1.55058312205723" calcext:value-type="float">
            <text:p>1,5505831221</text:p>
          </table:table-cell>
          <table:table-cell table:formula="of:=[.E23]/[.A23]" office:value-type="float" office:value="0.155058312205723" calcext:value-type="float">
            <text:p>0,1550583122</text:p>
          </table:table-cell>
          <table:table-cell table:formula="of:=(1/[.E23]-1/[.A23])/(1-1/[.A23])" office:value-type="float" office:value="0.605465185448181" calcext:value-type="float">
            <text:p>0,6054651854</text:p>
          </table:table-cell>
          <table:table-cell>
            <draw:frame table:end-cell-address="Podstawowy.O42" table:end-x="1.423cm" table:end-y="0.421cm" draw:z-index="1" draw:style-name="gr1" draw:text-style-name="P1" svg:width="15.002cm" svg:height="9.002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5.283666" calcext:value-type="float">
            <text:p>25,283666</text:p>
          </table:table-cell>
          <table:table-cell/>
          <table:table-cell table:formula="of:=[.C18]/[.C24]" office:value-type="float" office:value="1.40116544016995" calcext:value-type="float">
            <text:p>1,4011654402</text:p>
          </table:table-cell>
          <table:table-cell table:formula="of:=[.E24]/[.A24]" office:value-type="float" office:value="0.116763786680829" calcext:value-type="float">
            <text:p>0,1167637867</text:p>
          </table:table-cell>
          <table:table-cell table:formula="of:=(1/[.E24]-1/[.A24])/(1-1/[.A24])" office:value-type="float" office:value="0.687663559852815" calcext:value-type="float">
            <text:p>0,6876635599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.002cm" svg:height="8.996cm" svg:x="2.227cm" svg:y="0.004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969108" calcext:value-type="float">
            <text:p>0,969108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/>
          <table:table-cell>
            <draw:frame table:end-cell-address="Skalowalny.O21" table:end-x="1.423cm" table:end-y="0.421cm" draw:z-index="0" draw:style-name="gr1" draw:text-style-name="P1" svg:width="15.002cm" svg:height="8.996cm" svg:x="2.227cm" svg:y="0.005cm">
              <draw:object draw:notify-on-update-of-ranges="Skalowalny.A2:Skalowalny.A8 Skalowalny.E2:Skalowalny.E8 Skalowalny.A10:Skalowalny.A16 Skalowalny.E10:Skalowalny.E16 Skalowalny.A18:Skalowalny.A24 Skalowalny.E18:Skalowalny.E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.167333" calcext:value-type="float">
            <text:p>1,167333</text:p>
          </table:table-cell>
          <table:table-cell/>
          <table:table-cell table:formula="of:=[.C2]/[.C3]" office:value-type="float" office:value="0.830189843001097" calcext:value-type="float">
            <text:p>0,830189843</text:p>
          </table:table-cell>
          <table:table-cell table:formula="of:=[.E3]/[.A3]" office:value-type="float" office:value="0.415094921500549" calcext:value-type="float">
            <text:p>0,4150949215</text:p>
          </table:table-cell>
          <table:table-cell table:formula="of:=(1/[.E3]-1/[.A3])/(1-1/[.A3])" office:value-type="float" office:value="1.40908753203977" calcext:value-type="float">
            <text:p>1,4090875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856582" calcext:value-type="float">
            <text:p>0,856582</text:p>
          </table:table-cell>
          <table:table-cell/>
          <table:table-cell table:formula="of:=[.C2]/[.C4]" office:value-type="float" office:value="1.1313662906762" calcext:value-type="float">
            <text:p>1,1313662907</text:p>
          </table:table-cell>
          <table:table-cell table:formula="of:=[.E4]/[.A4]" office:value-type="float" office:value="0.28284157266905" calcext:value-type="float">
            <text:p>0,2828415727</text:p>
          </table:table-cell>
          <table:table-cell table:formula="of:=(1/[.E4]-1/[.A4])/(1-1/[.A4])" office:value-type="float" office:value="0.845182717853256" calcext:value-type="float">
            <text:p>0,84518271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515853" calcext:value-type="float">
            <text:p>0,515853</text:p>
          </table:table-cell>
          <table:table-cell/>
          <table:table-cell table:formula="of:=[.C2]/[.C5]" office:value-type="float" office:value="1.87865147629266" calcext:value-type="float">
            <text:p>1,8786514763</text:p>
          </table:table-cell>
          <table:table-cell table:formula="of:=[.E5]/[.A5]" office:value-type="float" office:value="0.313108579382111" calcext:value-type="float">
            <text:p>0,3131085794</text:p>
          </table:table-cell>
          <table:table-cell table:formula="of:=(1/[.E5]-1/[.A5])/(1-1/[.A5])" office:value-type="float" office:value="0.438756051957058" calcext:value-type="float">
            <text:p>0,4387560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98021" calcext:value-type="float">
            <text:p>0,398021</text:p>
          </table:table-cell>
          <table:table-cell/>
          <table:table-cell table:formula="of:=[.C2]/[.C6]" office:value-type="float" office:value="2.43481625341376" calcext:value-type="float">
            <text:p>2,4348162534</text:p>
          </table:table-cell>
          <table:table-cell table:formula="of:=[.E6]/[.A6]" office:value-type="float" office:value="0.304352031676721" calcext:value-type="float">
            <text:p>0,3043520317</text:p>
          </table:table-cell>
          <table:table-cell table:formula="of:=(1/[.E6]-1/[.A6])/(1-1/[.A6])" office:value-type="float" office:value="0.326524126162556" calcext:value-type="float">
            <text:p>0,32652412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92952" calcext:value-type="float">
            <text:p>0,292952</text:p>
          </table:table-cell>
          <table:table-cell/>
          <table:table-cell table:formula="of:=[.C2]/[.C7]" office:value-type="float" office:value="3.30807777383326" calcext:value-type="float">
            <text:p>3,3080777738</text:p>
          </table:table-cell>
          <table:table-cell table:formula="of:=[.E7]/[.A7]" office:value-type="float" office:value="0.330807777383326" calcext:value-type="float">
            <text:p>0,3308077774</text:p>
          </table:table-cell>
          <table:table-cell table:formula="of:=(1/[.E7]-1/[.A7])/(1-1/[.A7])" office:value-type="float" office:value="0.224767059559467" calcext:value-type="float">
            <text:p>0,22476705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12996" calcext:value-type="float">
            <text:p>0,212996</text:p>
          </table:table-cell>
          <table:table-cell/>
          <table:table-cell table:formula="of:=[.C2]/[.C8]" office:value-type="float" office:value="4.54988826081241" calcext:value-type="float">
            <text:p>4,5498882608</text:p>
          </table:table-cell>
          <table:table-cell table:formula="of:=[.E8]/[.A8]" office:value-type="float" office:value="0.379157355067701" calcext:value-type="float">
            <text:p>0,3791573551</text:p>
          </table:table-cell>
          <table:table-cell table:formula="of:=(1/[.E8]-1/[.A8])/(1-1/[.A8])" office:value-type="float" office:value="0.148857037042874" calcext:value-type="float">
            <text:p>0,14885703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.831283" calcext:value-type="float">
            <text:p>6,831283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.078033" calcext:value-type="float">
            <text:p>8,078033</text:p>
          </table:table-cell>
          <table:table-cell/>
          <table:table-cell table:formula="of:=[.C10]/[.C11]" office:value-type="float" office:value="0.845661685214705" calcext:value-type="float">
            <text:p>0,8456616852</text:p>
          </table:table-cell>
          <table:table-cell table:formula="of:=[.E11]/[.A11]" office:value-type="float" office:value="0.422830842607353" calcext:value-type="float">
            <text:p>0,4228308426</text:p>
          </table:table-cell>
          <table:table-cell table:formula="of:=(1/[.E11]-1/[.A11])/(1-1/[.A11])" office:value-type="float" office:value="1.36501196041798" calcext:value-type="float">
            <text:p>1,36501196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488512" calcext:value-type="float">
            <text:p>5,488512</text:p>
          </table:table-cell>
          <table:table-cell/>
          <table:table-cell table:formula="of:=[.C10]/[.C12]" office:value-type="float" office:value="1.24465119143404" calcext:value-type="float">
            <text:p>1,2446511914</text:p>
          </table:table-cell>
          <table:table-cell table:formula="of:=[.E12]/[.A12]" office:value-type="float" office:value="0.311162797858509" calcext:value-type="float">
            <text:p>0,3111627979</text:p>
          </table:table-cell>
          <table:table-cell table:formula="of:=(1/[.E12]-1/[.A12])/(1-1/[.A12])" office:value-type="float" office:value="0.737917264833951" calcext:value-type="float">
            <text:p>0,73791726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.977689" calcext:value-type="float">
            <text:p>3,977689</text:p>
          </table:table-cell>
          <table:table-cell/>
          <table:table-cell table:formula="of:=[.C10]/[.C13]" office:value-type="float" office:value="1.71739997772576" calcext:value-type="float">
            <text:p>1,7173999777</text:p>
          </table:table-cell>
          <table:table-cell table:formula="of:=[.E13]/[.A13]" office:value-type="float" office:value="0.28623332962096" calcext:value-type="float">
            <text:p>0,2862333296</text:p>
          </table:table-cell>
          <table:table-cell table:formula="of:=(1/[.E13]-1/[.A13])/(1-1/[.A13])" office:value-type="float" office:value="0.498730648400893" calcext:value-type="float">
            <text:p>0,49873064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38772" calcext:value-type="float">
            <text:p>2,938772</text:p>
          </table:table-cell>
          <table:table-cell/>
          <table:table-cell table:formula="of:=[.C10]/[.C14]" office:value-type="float" office:value="2.32453657514091" calcext:value-type="float">
            <text:p>2,3245365751</text:p>
          </table:table-cell>
          <table:table-cell table:formula="of:=[.E14]/[.A14]" office:value-type="float" office:value="0.290567071892614" calcext:value-type="float">
            <text:p>0,2905670719</text:p>
          </table:table-cell>
          <table:table-cell table:formula="of:=(1/[.E14]-1/[.A14])/(1-1/[.A14])" office:value-type="float" office:value="0.348792313244818" calcext:value-type="float">
            <text:p>0,34879231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333516" calcext:value-type="float">
            <text:p>2,333516</text:p>
          </table:table-cell>
          <table:table-cell/>
          <table:table-cell table:formula="of:=[.C10]/[.C15]" office:value-type="float" office:value="2.92746353571178" calcext:value-type="float">
            <text:p>2,9274635357</text:p>
          </table:table-cell>
          <table:table-cell table:formula="of:=[.E15]/[.A15]" office:value-type="float" office:value="0.292746353571178" calcext:value-type="float">
            <text:p>0,2927463536</text:p>
          </table:table-cell>
          <table:table-cell table:formula="of:=(1/[.E15]-1/[.A15])/(1-1/[.A15])" office:value-type="float" office:value="0.268436267551953" calcext:value-type="float">
            <text:p>0,26843626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088792" calcext:value-type="float">
            <text:p>2,088792</text:p>
          </table:table-cell>
          <table:table-cell/>
          <table:table-cell table:formula="of:=[.C10]/[.C16]" office:value-type="float" office:value="3.27044674625334" calcext:value-type="float">
            <text:p>3,2704467463</text:p>
          </table:table-cell>
          <table:table-cell table:formula="of:=[.E16]/[.A16]" office:value-type="float" office:value="0.272537228854445" calcext:value-type="float">
            <text:p>0,2725372289</text:p>
          </table:table-cell>
          <table:table-cell table:formula="of:=(1/[.E16]-1/[.A16])/(1-1/[.A16])" office:value-type="float" office:value="0.242656680237878" calcext:value-type="float">
            <text:p>0,242656680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92.614987" calcext:value-type="float">
            <text:p>192,614987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3.413801" calcext:value-type="float">
            <text:p>93,413801</text:p>
          </table:table-cell>
          <table:table-cell/>
          <table:table-cell table:formula="of:=[.C18]/[.C19]" office:value-type="float" office:value="2.0619542823228" calcext:value-type="float">
            <text:p>2,0619542823</text:p>
          </table:table-cell>
          <table:table-cell table:formula="of:=[.E19]/[.A19]" office:value-type="float" office:value="1.0309771411614" calcext:value-type="float">
            <text:p>1,0309771412</text:p>
          </table:table-cell>
          <table:table-cell table:formula="of:=(1/[.E19]-1/[.A19])/(1-1/[.A19])" office:value-type="float" office:value="-0.0300463899000757" calcext:value-type="float">
            <text:p>-0,03004638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8.943801" calcext:value-type="float">
            <text:p>58,943801</text:p>
          </table:table-cell>
          <table:table-cell/>
          <table:table-cell table:formula="of:=[.C18]/[.C20]" office:value-type="float" office:value="3.26777343388493" calcext:value-type="float">
            <text:p>3,2677734339</text:p>
          </table:table-cell>
          <table:table-cell table:formula="of:=[.E20]/[.A20]" office:value-type="float" office:value="0.816943358471233" calcext:value-type="float">
            <text:p>0,8169433585</text:p>
          </table:table-cell>
          <table:table-cell table:formula="of:=(1/[.E20]-1/[.A20])/(1-1/[.A20])" office:value-type="float" office:value="0.074691690527695" calcext:value-type="float">
            <text:p>0,07469169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7.771774" calcext:value-type="float">
            <text:p>47,771774</text:p>
          </table:table-cell>
          <table:table-cell/>
          <table:table-cell table:formula="of:=[.C18]/[.C21]" office:value-type="float" office:value="4.03198313296885" calcext:value-type="float">
            <text:p>4,031983133</text:p>
          </table:table-cell>
          <table:table-cell table:formula="of:=[.E21]/[.A21]" office:value-type="float" office:value="0.671997188828142" calcext:value-type="float">
            <text:p>0,6719971888</text:p>
          </table:table-cell>
          <table:table-cell table:formula="of:=(1/[.E21]-1/[.A21])/(1-1/[.A21])" office:value-type="float" office:value="0.0976202926514747" calcext:value-type="float">
            <text:p>0,09762029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8.94965" calcext:value-type="float">
            <text:p>38,94965</text:p>
          </table:table-cell>
          <table:table-cell/>
          <table:table-cell table:formula="of:=[.C18]/[.C22]" office:value-type="float" office:value="4.94523023955286" calcext:value-type="float">
            <text:p>4,9452302396</text:p>
          </table:table-cell>
          <table:table-cell table:formula="of:=[.E22]/[.A22]" office:value-type="float" office:value="0.618153779944107" calcext:value-type="float">
            <text:p>0,6181537799</text:p>
          </table:table-cell>
          <table:table-cell table:formula="of:=(1/[.E22]-1/[.A22])/(1-1/[.A22])" office:value-type="float" office:value="0.0882457760153419" calcext:value-type="float">
            <text:p>0,0882457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3.361883" calcext:value-type="float">
            <text:p>23,361883</text:p>
          </table:table-cell>
          <table:table-cell/>
          <table:table-cell table:formula="of:=[.C18]/[.C23]" office:value-type="float" office:value="8.24483998143472" calcext:value-type="float">
            <text:p>8,2448399814</text:p>
          </table:table-cell>
          <table:table-cell table:formula="of:=[.E23]/[.A23]" office:value-type="float" office:value="0.824483998143472" calcext:value-type="float">
            <text:p>0,8244839981</text:p>
          </table:table-cell>
          <table:table-cell table:formula="of:=(1/[.E23]-1/[.A23])/(1-1/[.A23])" office:value-type="float" office:value="0.0236533128938484" calcext:value-type="float">
            <text:p>0,0236533129</text:p>
          </table:table-cell>
          <table:table-cell>
            <draw:frame table:end-cell-address="Skalowalny.O42" table:end-x="1.423cm" table:end-y="0.421cm" draw:z-index="1" draw:style-name="gr1" draw:text-style-name="P1" svg:width="15.002cm" svg:height="9.002cm" svg:x="2.227cm" svg:y="0cm">
              <draw:object draw:notify-on-update-of-ranges="Skalowalny.A2:Skalowalny.A8 Skalowalny.F2:Skalowalny.F8 Skalowalny.A10:Skalowalny.A15 Skalowalny.F10:Skalowalny.F16 Skalowalny.A18:Skalowalny.A24 Skalowalny.F18:Skalowalny.F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1.507996" calcext:value-type="float">
            <text:p>21,507996</text:p>
          </table:table-cell>
          <table:table-cell/>
          <table:table-cell table:formula="of:=[.C18]/[.C24]" office:value-type="float" office:value="8.9555059894934" calcext:value-type="float">
            <text:p>8,9555059895</text:p>
          </table:table-cell>
          <table:table-cell table:formula="of:=[.E24]/[.A24]" office:value-type="float" office:value="0.746292165791116" calcext:value-type="float">
            <text:p>0,7462921658</text:p>
          </table:table-cell>
          <table:table-cell table:formula="of:=(1/[.E24]-1/[.A24])/(1-1/[.A24])" office:value-type="float" office:value="0.0309052534941115" calcext:value-type="float">
            <text:p>0,0309052535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.002cm" svg:height="8.996cm" svg:x="2.227cm" svg:y="0.004cm">
              <draw:object draw:notify-on-update-of-ranges="Skalowalny.A2:Skalowalny.A8 Skalowalny.G2:Skalowalny.G8 Skalowalny.A10:Skalowalny.A16 Skalowalny.G10:Skalowalny.G16 Skalowalny.A18:Skalowalny.A24 Skalowalny.G18:Skalowalny.G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21:01:34.49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4-12T21:02:14.880000000</dc:date>
    <meta:editing-duration>PT48M47S</meta:editing-duration>
    <meta:editing-cycles>10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679256042462">
                <text:p>1.95679256042462</text:p>
              </table:table-cell>
              <table:table-cell office:value-type="float" office:value="2">
                <text:p>2</text:p>
              </table:table-cell>
              <table:table-cell office:value-type="float" office:value="1.93193553215478">
                <text:p>1.93193553215478</text:p>
              </table:table-cell>
              <table:table-cell office:value-type="float" office:value="2">
                <text:p>2</text:p>
              </table:table-cell>
              <table:table-cell office:value-type="float" office:value="1.91648707680614">
                <text:p>1.91648707680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53107668770319">
                <text:p>0.853107668770319</text:p>
              </table:table-cell>
              <table:table-cell office:value-type="float" office:value="4">
                <text:p>4</text:p>
              </table:table-cell>
              <table:table-cell office:value-type="float" office:value="0.848372591846858">
                <text:p>0.848372591846858</text:p>
              </table:table-cell>
              <table:table-cell office:value-type="float" office:value="4">
                <text:p>4</text:p>
              </table:table-cell>
              <table:table-cell office:value-type="float" office:value="0.859622830299501">
                <text:p>0.859622830299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2596697563765">
                <text:p>1.2596697563765</text:p>
              </table:table-cell>
              <table:table-cell office:value-type="float" office:value="6">
                <text:p>6</text:p>
              </table:table-cell>
              <table:table-cell office:value-type="float" office:value="1.28553678858352">
                <text:p>1.28553678858352</text:p>
              </table:table-cell>
              <table:table-cell office:value-type="float" office:value="6">
                <text:p>6</text:p>
              </table:table-cell>
              <table:table-cell office:value-type="float" office:value="1.25201754802309">
                <text:p>1.25201754802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55692447298618">
                <text:p>1.55692447298618</text:p>
              </table:table-cell>
              <table:table-cell office:value-type="float" office:value="8">
                <text:p>8</text:p>
              </table:table-cell>
              <table:table-cell office:value-type="float" office:value="1.20616160342872">
                <text:p>1.20616160342872</text:p>
              </table:table-cell>
              <table:table-cell office:value-type="float" office:value="8">
                <text:p>8</text:p>
              </table:table-cell>
              <table:table-cell office:value-type="float" office:value="1.3032242464623">
                <text:p>1.3032242464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97026428677904">
                <text:p>1.97026428677904</text:p>
              </table:table-cell>
              <table:table-cell office:value-type="float" office:value="10">
                <text:p>10</text:p>
              </table:table-cell>
              <table:table-cell office:value-type="float" office:value="2.10816803630003">
                <text:p>2.10816803630003</text:p>
              </table:table-cell>
              <table:table-cell office:value-type="float" office:value="10">
                <text:p>10</text:p>
              </table:table-cell>
              <table:table-cell office:value-type="float" office:value="1.55058312205723">
                <text:p>1.55058312205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21731242388846">
                <text:p>2.21731242388846</text:p>
              </table:table-cell>
              <table:table-cell office:value-type="float" office:value="12">
                <text:p>12</text:p>
              </table:table-cell>
              <table:table-cell office:value-type="float" office:value="2.55741602752292">
                <text:p>2.55741602752292</text:p>
              </table:table-cell>
              <table:table-cell office:value-type="float" office:value="12">
                <text:p>12</text:p>
              </table:table-cell>
              <table:table-cell office:value-type="float" office:value="1.40116544016995">
                <text:p>1.40116544016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8396280212309">
                <text:p>0.978396280212309</text:p>
              </table:table-cell>
              <table:table-cell office:value-type="float" office:value="2">
                <text:p>2</text:p>
              </table:table-cell>
              <table:table-cell office:value-type="float" office:value="0.965967766077388">
                <text:p>0.965967766077388</text:p>
              </table:table-cell>
              <table:table-cell office:value-type="float" office:value="2">
                <text:p>2</text:p>
              </table:table-cell>
              <table:table-cell office:value-type="float" office:value="0.958243538403072">
                <text:p>0.958243538403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1327691719258">
                <text:p>0.21327691719258</text:p>
              </table:table-cell>
              <table:table-cell office:value-type="float" office:value="4">
                <text:p>4</text:p>
              </table:table-cell>
              <table:table-cell office:value-type="float" office:value="0.212093147961715">
                <text:p>0.212093147961715</text:p>
              </table:table-cell>
              <table:table-cell office:value-type="float" office:value="4">
                <text:p>4</text:p>
              </table:table-cell>
              <table:table-cell office:value-type="float" office:value="0.214905707574875">
                <text:p>0.214905707574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09944959396083">
                <text:p>0.209944959396083</text:p>
              </table:table-cell>
              <table:table-cell office:value-type="float" office:value="6">
                <text:p>6</text:p>
              </table:table-cell>
              <table:table-cell office:value-type="float" office:value="0.214256131430586">
                <text:p>0.214256131430586</text:p>
              </table:table-cell>
              <table:table-cell office:value-type="float" office:value="6">
                <text:p>6</text:p>
              </table:table-cell>
              <table:table-cell office:value-type="float" office:value="0.208669591337181">
                <text:p>0.208669591337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94615559123272">
                <text:p>0.194615559123272</text:p>
              </table:table-cell>
              <table:table-cell office:value-type="float" office:value="8">
                <text:p>8</text:p>
              </table:table-cell>
              <table:table-cell office:value-type="float" office:value="0.150770200428589">
                <text:p>0.150770200428589</text:p>
              </table:table-cell>
              <table:table-cell office:value-type="float" office:value="8">
                <text:p>8</text:p>
              </table:table-cell>
              <table:table-cell office:value-type="float" office:value="0.162903030807787">
                <text:p>0.162903030807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97026428677904">
                <text:p>0.197026428677904</text:p>
              </table:table-cell>
              <table:table-cell office:value-type="float" office:value="10">
                <text:p>10</text:p>
              </table:table-cell>
              <table:table-cell office:value-type="float" office:value="0.210816803630003">
                <text:p>0.210816803630003</text:p>
              </table:table-cell>
              <table:table-cell office:value-type="float" office:value="10">
                <text:p>10</text:p>
              </table:table-cell>
              <table:table-cell office:value-type="float" office:value="0.155058312205723">
                <text:p>0.155058312205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84776035324038">
                <text:p>0.184776035324038</text:p>
              </table:table-cell>
              <table:table-cell office:value-type="float" office:value="12">
                <text:p>12</text:p>
              </table:table-cell>
              <table:table-cell office:value-type="float" office:value="0.213118002293576">
                <text:p>0.213118002293576</text:p>
              </table:table-cell>
              <table:table-cell office:value-type="float" office:value="12">
                <text:p>12</text:p>
              </table:table-cell>
              <table:table-cell office:value-type="float" office:value="0.116763786680829">
                <text:p>0.1167637866808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2080746037795">
                <text:p>0.022080746037795</text:p>
              </table:table-cell>
              <table:table-cell office:value-type="float" office:value="2">
                <text:p>2</text:p>
              </table:table-cell>
              <table:table-cell office:value-type="float" office:value="0.0352312314320911">
                <text:p>0.0352312314320911</text:p>
              </table:table-cell>
              <table:table-cell office:value-type="float" office:value="2">
                <text:p>2</text:p>
              </table:table-cell>
              <table:table-cell office:value-type="float" office:value="0.0435760429613918">
                <text:p>0.0435760429613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2957998012359">
                <text:p>1.22957998012359</text:p>
              </table:table-cell>
              <table:table-cell office:value-type="float" office:value="4">
                <text:p>4</text:p>
              </table:table-cell>
              <table:table-cell office:value-type="float" office:value="1.23830316948053">
                <text:p>1.23830316948053</text:p>
              </table:table-cell>
              <table:table-cell office:value-type="float" office:value="4">
                <text:p>4</text:p>
              </table:table-cell>
              <table:table-cell office:value-type="float" office:value="1.21773451449103">
                <text:p>1.21773451449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263063507364">
                <text:p>0.75263063507364</text:p>
              </table:table-cell>
              <table:table-cell office:value-type="float" office:value="6">
                <text:p>6</text:p>
              </table:table-cell>
              <table:table-cell office:value-type="float" office:value="0.733462200892932">
                <text:p>0.733462200892932</text:p>
              </table:table-cell>
              <table:table-cell office:value-type="float" office:value="6">
                <text:p>6</text:p>
              </table:table-cell>
              <table:table-cell office:value-type="float" office:value="0.758453020003416">
                <text:p>0.758453020003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59119075907168">
                <text:p>0.59119075907168</text:p>
              </table:table-cell>
              <table:table-cell office:value-type="float" office:value="8">
                <text:p>8</text:p>
              </table:table-cell>
              <table:table-cell office:value-type="float" office:value="0.804658629165761">
                <text:p>0.804658629165761</text:p>
              </table:table-cell>
              <table:table-cell office:value-type="float" office:value="8">
                <text:p>8</text:p>
              </table:table-cell>
              <table:table-cell office:value-type="float" office:value="0.73408874420682">
                <text:p>0.7340887442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52829025532964">
                <text:p>0.452829025532964</text:p>
              </table:table-cell>
              <table:table-cell office:value-type="float" office:value="10">
                <text:p>10</text:p>
              </table:table-cell>
              <table:table-cell office:value-type="float" office:value="0.415939433237897">
                <text:p>0.415939433237897</text:p>
              </table:table-cell>
              <table:table-cell office:value-type="float" office:value="10">
                <text:p>10</text:p>
              </table:table-cell>
              <table:table-cell office:value-type="float" office:value="0.605465185448181">
                <text:p>0.605465185448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01087020760181">
                <text:p>0.401087020760181</text:p>
              </table:table-cell>
              <table:table-cell office:value-type="float" office:value="12">
                <text:p>12</text:p>
              </table:table-cell>
              <table:table-cell office:value-type="float" office:value="0.335657834131155">
                <text:p>0.335657834131155</text:p>
              </table:table-cell>
              <table:table-cell office:value-type="float" office:value="12">
                <text:p>12</text:p>
              </table:table-cell>
              <table:table-cell office:value-type="float" office:value="0.687663559852815">
                <text:p>0.687663559852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E2:Skalowalny.E8 Skalowalny.E10:Skalowalny.E16 Skalowalny.E18:Skalowalny.E24" chart:data-source-has-labels="row" svg:x="1.301cm" svg:y="1.301cm" svg:width="13.4cm" svg:height="5.76cm">
          <chartooo:coordinate-region svg:x="1.933cm" svg:y="1.503cm" svg:width="12.576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Skalowalny.E2:Skalowalny.E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E10:Skalowalny.E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E18:Skalowalny.E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E2:Skalowalny.E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E10:Skalowalny.E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E18:Skalowaln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0189843001097">
                <text:p>0.830189843001097</text:p>
              </table:table-cell>
              <table:table-cell office:value-type="float" office:value="2">
                <text:p>2</text:p>
              </table:table-cell>
              <table:table-cell office:value-type="float" office:value="0.845661685214705">
                <text:p>0.845661685214705</text:p>
              </table:table-cell>
              <table:table-cell office:value-type="float" office:value="2">
                <text:p>2</text:p>
              </table:table-cell>
              <table:table-cell office:value-type="float" office:value="2.0619542823228">
                <text:p>2.061954282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313662906762">
                <text:p>1.1313662906762</text:p>
              </table:table-cell>
              <table:table-cell office:value-type="float" office:value="4">
                <text:p>4</text:p>
              </table:table-cell>
              <table:table-cell office:value-type="float" office:value="1.24465119143404">
                <text:p>1.24465119143404</text:p>
              </table:table-cell>
              <table:table-cell office:value-type="float" office:value="4">
                <text:p>4</text:p>
              </table:table-cell>
              <table:table-cell office:value-type="float" office:value="3.26777343388493">
                <text:p>3.26777343388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87865147629266">
                <text:p>1.87865147629266</text:p>
              </table:table-cell>
              <table:table-cell office:value-type="float" office:value="6">
                <text:p>6</text:p>
              </table:table-cell>
              <table:table-cell office:value-type="float" office:value="1.71739997772576">
                <text:p>1.71739997772576</text:p>
              </table:table-cell>
              <table:table-cell office:value-type="float" office:value="6">
                <text:p>6</text:p>
              </table:table-cell>
              <table:table-cell office:value-type="float" office:value="4.03198313296885">
                <text:p>4.03198313296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43481625341376">
                <text:p>2.43481625341376</text:p>
              </table:table-cell>
              <table:table-cell office:value-type="float" office:value="8">
                <text:p>8</text:p>
              </table:table-cell>
              <table:table-cell office:value-type="float" office:value="2.32453657514091">
                <text:p>2.32453657514091</text:p>
              </table:table-cell>
              <table:table-cell office:value-type="float" office:value="8">
                <text:p>8</text:p>
              </table:table-cell>
              <table:table-cell office:value-type="float" office:value="4.94523023955286">
                <text:p>4.9452302395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.30807777383326">
                <text:p>3.30807777383326</text:p>
              </table:table-cell>
              <table:table-cell office:value-type="float" office:value="10">
                <text:p>10</text:p>
              </table:table-cell>
              <table:table-cell office:value-type="float" office:value="2.92746353571178">
                <text:p>2.92746353571178</text:p>
              </table:table-cell>
              <table:table-cell office:value-type="float" office:value="10">
                <text:p>10</text:p>
              </table:table-cell>
              <table:table-cell office:value-type="float" office:value="8.24483998143472">
                <text:p>8.24483998143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54988826081241">
                <text:p>4.54988826081241</text:p>
              </table:table-cell>
              <table:table-cell office:value-type="float" office:value="12">
                <text:p>12</text:p>
              </table:table-cell>
              <table:table-cell office:value-type="float" office:value="3.27044674625334">
                <text:p>3.27044674625334</text:p>
              </table:table-cell>
              <table:table-cell office:value-type="float" office:value="12">
                <text:p>12</text:p>
              </table:table-cell>
              <table:table-cell office:value-type="float" office:value="8.9555059894934">
                <text:p>8.9555059894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F2:Skalowalny.F8 Skalowalny.F10:Skalowalny.F16 Skalowalny.F18:Skalowaln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Skalowalny.F2:Skalowalny.F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F10:Skalowalny.F16" loext:label-string="n_10do8" chart:class="chart:scatter">
            <chart:domain table:cell-range-address="Skalowalny.A10:Skalowalny.A15"/>
            <chart:data-point chart:repeated="7"/>
          </chart:series>
          <chart:series chart:style-name="ch11" chart:values-cell-range-address="Skalowalny.F18:Skalowalny.F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F2:Skalowalny.F8</svg:desc>
                </draw:g>
              </table:table-cell>
              <table:table-cell office:value-type="float" office:value="1">
                <text:p>1</text:p>
                <draw:g>
                  <svg:desc>Skalowalny.A10:Skalowalny.A15</svg:desc>
                </draw:g>
              </table:table-cell>
              <table:table-cell office:value-type="float" office:value="1">
                <text:p>1</text:p>
                <draw:g>
                  <svg:desc>Skalowalny.F10:Skalowalny.F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F18:Skalowaln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15094921500549">
                <text:p>0.415094921500549</text:p>
              </table:table-cell>
              <table:table-cell office:value-type="float" office:value="2">
                <text:p>2</text:p>
              </table:table-cell>
              <table:table-cell office:value-type="float" office:value="0.422830842607353">
                <text:p>0.422830842607353</text:p>
              </table:table-cell>
              <table:table-cell office:value-type="float" office:value="2">
                <text:p>2</text:p>
              </table:table-cell>
              <table:table-cell office:value-type="float" office:value="1.0309771411614">
                <text:p>1.0309771411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8284157266905">
                <text:p>0.28284157266905</text:p>
              </table:table-cell>
              <table:table-cell office:value-type="float" office:value="4">
                <text:p>4</text:p>
              </table:table-cell>
              <table:table-cell office:value-type="float" office:value="0.311162797858509">
                <text:p>0.311162797858509</text:p>
              </table:table-cell>
              <table:table-cell office:value-type="float" office:value="4">
                <text:p>4</text:p>
              </table:table-cell>
              <table:table-cell office:value-type="float" office:value="0.816943358471233">
                <text:p>0.816943358471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13108579382111">
                <text:p>0.313108579382111</text:p>
              </table:table-cell>
              <table:table-cell office:value-type="float" office:value="6">
                <text:p>6</text:p>
              </table:table-cell>
              <table:table-cell office:value-type="float" office:value="0.28623332962096">
                <text:p>0.28623332962096</text:p>
              </table:table-cell>
              <table:table-cell office:value-type="float" office:value="6">
                <text:p>6</text:p>
              </table:table-cell>
              <table:table-cell office:value-type="float" office:value="0.671997188828142">
                <text:p>0.671997188828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04352031676721">
                <text:p>0.304352031676721</text:p>
              </table:table-cell>
              <table:table-cell office:value-type="float" office:value="8">
                <text:p>8</text:p>
              </table:table-cell>
              <table:table-cell office:value-type="float" office:value="0.290567071892614">
                <text:p>0.290567071892614</text:p>
              </table:table-cell>
              <table:table-cell office:value-type="float" office:value="8">
                <text:p>8</text:p>
              </table:table-cell>
              <table:table-cell office:value-type="float" office:value="0.618153779944107">
                <text:p>0.618153779944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30807777383326">
                <text:p>0.330807777383326</text:p>
              </table:table-cell>
              <table:table-cell office:value-type="float" office:value="10">
                <text:p>10</text:p>
              </table:table-cell>
              <table:table-cell office:value-type="float" office:value="0.292746353571178">
                <text:p>0.292746353571178</text:p>
              </table:table-cell>
              <table:table-cell office:value-type="float" office:value="10">
                <text:p>10</text:p>
              </table:table-cell>
              <table:table-cell office:value-type="float" office:value="0.824483998143472">
                <text:p>0.824483998143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79157355067701">
                <text:p>0.379157355067701</text:p>
              </table:table-cell>
              <table:table-cell office:value-type="float" office:value="NaN">
                <text:p>NaN</text:p>
              </table:table-cell>
              <table:table-cell office:value-type="float" office:value="0.272537228854445">
                <text:p>0.272537228854445</text:p>
              </table:table-cell>
              <table:table-cell office:value-type="float" office:value="12">
                <text:p>12</text:p>
              </table:table-cell>
              <table:table-cell office:value-type="float" office:value="0.746292165791116">
                <text:p>0.7462921657911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G2:Skalowalny.G8 Skalowalny.G10:Skalowalny.G16 Skalowalny.G18:Skalowalny.G24" chart:data-source-has-labels="row" svg:x="1.301cm" svg:y="1.301cm" svg:width="13.4cm" svg:height="5.76cm">
          <chartooo:coordinate-region svg:x="2.166cm" svg:y="1.503cm" svg:width="12.343cm" svg:height="5.356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Skalowalny.G2:Skalowalny.G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G10:Skalowalny.G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G18:Skalowalny.G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NaN">
                <text:p>NaN</text:p>
                <draw:g>
                  <svg:desc>Skalowalny.G2:Skalowalny.G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NaN">
                <text:p>NaN</text:p>
                <draw:g>
                  <svg:desc>Skalowalny.G10:Skalowalny.G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NaN">
                <text:p>NaN</text:p>
                <draw:g>
                  <svg:desc>Skalowalny.G18:Skalowaln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0908753203977">
                <text:p>1.40908753203977</text:p>
              </table:table-cell>
              <table:table-cell office:value-type="float" office:value="2">
                <text:p>2</text:p>
              </table:table-cell>
              <table:table-cell office:value-type="float" office:value="1.36501196041798">
                <text:p>1.36501196041798</text:p>
              </table:table-cell>
              <table:table-cell office:value-type="float" office:value="2">
                <text:p>2</text:p>
              </table:table-cell>
              <table:table-cell office:value-type="float" office:value="-0.0300463899000757">
                <text:p>-0.0300463899000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45182717853256">
                <text:p>0.845182717853256</text:p>
              </table:table-cell>
              <table:table-cell office:value-type="float" office:value="4">
                <text:p>4</text:p>
              </table:table-cell>
              <table:table-cell office:value-type="float" office:value="0.737917264833951">
                <text:p>0.737917264833951</text:p>
              </table:table-cell>
              <table:table-cell office:value-type="float" office:value="4">
                <text:p>4</text:p>
              </table:table-cell>
              <table:table-cell office:value-type="float" office:value="0.074691690527695">
                <text:p>0.074691690527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38756051957058">
                <text:p>0.438756051957058</text:p>
              </table:table-cell>
              <table:table-cell office:value-type="float" office:value="6">
                <text:p>6</text:p>
              </table:table-cell>
              <table:table-cell office:value-type="float" office:value="0.498730648400893">
                <text:p>0.498730648400893</text:p>
              </table:table-cell>
              <table:table-cell office:value-type="float" office:value="6">
                <text:p>6</text:p>
              </table:table-cell>
              <table:table-cell office:value-type="float" office:value="0.0976202926514747">
                <text:p>0.0976202926514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26524126162556">
                <text:p>0.326524126162556</text:p>
              </table:table-cell>
              <table:table-cell office:value-type="float" office:value="8">
                <text:p>8</text:p>
              </table:table-cell>
              <table:table-cell office:value-type="float" office:value="0.348792313244818">
                <text:p>0.348792313244818</text:p>
              </table:table-cell>
              <table:table-cell office:value-type="float" office:value="8">
                <text:p>8</text:p>
              </table:table-cell>
              <table:table-cell office:value-type="float" office:value="0.0882457760153419">
                <text:p>0.0882457760153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24767059559467">
                <text:p>0.224767059559467</text:p>
              </table:table-cell>
              <table:table-cell office:value-type="float" office:value="10">
                <text:p>10</text:p>
              </table:table-cell>
              <table:table-cell office:value-type="float" office:value="0.268436267551953">
                <text:p>0.268436267551953</text:p>
              </table:table-cell>
              <table:table-cell office:value-type="float" office:value="10">
                <text:p>10</text:p>
              </table:table-cell>
              <table:table-cell office:value-type="float" office:value="0.0236533128938484">
                <text:p>0.0236533128938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48857037042874">
                <text:p>0.148857037042874</text:p>
              </table:table-cell>
              <table:table-cell office:value-type="float" office:value="12">
                <text:p>12</text:p>
              </table:table-cell>
              <table:table-cell office:value-type="float" office:value="0.242656680237878">
                <text:p>0.242656680237878</text:p>
              </table:table-cell>
              <table:table-cell office:value-type="float" office:value="12">
                <text:p>12</text:p>
              </table:table-cell>
              <table:table-cell office:value-type="float" office:value="0.0309052534941115">
                <text:p>0.0309052534941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